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729287" officeooo:paragraph-rsid="00729287" style:font-size-asian="15pt" style:font-size-complex="15pt"/>
    </style:style>
    <style:style style:name="P15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Maml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3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6</meta:editing-cycles>
    <meta:editing-duration>PT1H12M54S</meta:editing-duration>
    <dc:date>2019-11-20T15:18:02.913000000</dc:date>
    <meta:document-statistic meta:table-count="1" meta:image-count="0" meta:object-count="0" meta:page-count="6" meta:paragraph-count="242" meta:word-count="389" meta:character-count="2633" meta:non-whitespace-character-count="2486"/>
    <meta:user-defined meta:name="Info 1"/>
    <meta:user-defined meta:name="Info 2"/>
    <meta:user-defined meta:name="Info 3"/>
    <meta:user-defined meta:name="Info 4"/>
  </office:meta>
</office:document-meta>
</file>